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32055*"/>
    </style:style>
    <style:style style:name="Tableau3.B" style:family="table-column">
      <style:table-column-properties style:column-width="9.707cm" style:rel-column-width="33480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5cm" style:rel-column-width="32767*"/>
    </style:style>
    <style:style style:name="Table1.B" style:family="table-column">
      <style:table-column-properties style:column-width="9.5cm" style:rel-column-width="32768*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Table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87cm" fo:break-before="auto" fo:break-after="auto" table:align="left" fo:keep-with-next="auto"/>
    </style:style>
    <style:style style:name="Tableau2.A" style:family="table-column">
      <style:table-column-properties style:column-width="8.218cm"/>
    </style:style>
    <style:style style:name="Tableau2.B" style:family="table-column">
      <style:table-column-properties style:column-width="2.829cm"/>
    </style:style>
    <style:style style:name="Tableau2.C" style:family="table-column">
      <style:table-column-properties style:column-width="2.563cm"/>
    </style:style>
    <style:style style:name="Tableau2.D" style:family="table-column">
      <style:table-column-properties style:column-width="1.63cm"/>
    </style:style>
    <style:style style:name="Tableau2.E" style:family="table-column">
      <style:table-column-properties style:column-width="3.74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409cm" fo:keep-together="always"/>
    </style:style>
    <style:style style:name="Tableau2.A3" style:family="table-cell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3" style:family="table-cell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>
      <style:table-cell-properties style:vertical-align="middle"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A7" style:family="table-cell">
      <style:table-cell-properties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8" style:family="table-row">
      <style:table-row-properties style:min-row-height="0.397cm" fo:keep-together="always"/>
    </style:style>
    <style:style style:name="Tableau2.A8" style:family="table-cell">
      <style:table-cell-properties fo:background-color="#eeeeee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A9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A10" style:family="table-cell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5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da6982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97c6e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d532f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e7c8e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ef9f73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15831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21a50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f3f351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Calibri" fo:font-size="10pt" officeooo:paragraph-rsid="01197522" style:font-size-asian="10pt" style:font-size-complex="10pt"/>
    </style:style>
    <style:style style:name="P49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58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60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61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62" style:family="paragraph" style:parent-style-name="Table_20_Contents">
      <style:paragraph-properties fo:text-align="end" style:justify-single-word="false"/>
      <style:text-properties style:font-name="Calibri" fo:font-size="6pt" fo:font-weight="bold" officeooo:rsid="0119955a" officeooo:paragraph-rsid="0119955a" style:font-size-asian="6pt" style:font-weight-asian="bold" style:font-size-complex="6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style:font-name="Calibri" fo:font-size="6pt" fo:font-weight="bold" officeooo:rsid="01264332" officeooo:paragraph-rsid="0128cf7b" style:font-size-asian="6pt" style:font-weight-asian="bold" style:font-size-complex="6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style:font-name="Calibri" fo:font-size="6pt" fo:font-weight="bold" officeooo:rsid="0128cf7b" officeooo:paragraph-rsid="0128cf7b" style:font-size-asian="6pt" style:font-weight-asian="bold" style:font-size-complex="6pt" style:font-weight-complex="bold"/>
    </style:style>
    <style:style style:name="P65" style:family="paragraph" style:parent-style-name="Table_20_Contents">
      <style:paragraph-properties fo:text-align="start" style:justify-single-word="false"/>
      <style:text-properties style:font-name="Calibri" fo:font-size="8pt" fo:font-weight="bold" officeooo:paragraph-rsid="0128cf7b" style:font-size-asian="8pt" style:font-weight-asian="bold" style:font-size-complex="8pt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style:font-name="Calibri" fo:font-size="8pt" fo:font-weight="normal" officeooo:paragraph-rsid="0128cf7b" style:font-size-asian="8pt" style:font-weight-asian="normal" style:font-size-complex="8pt" style:font-weight-complex="normal"/>
    </style:style>
    <style:style style:name="P67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8" style:family="paragraph" style:parent-style-name="Table_20_Contents">
      <style:text-properties style:font-name="Calibri" fo:font-size="16pt" style:font-size-complex="16pt"/>
    </style:style>
    <style:style style:name="P69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fo:color="#666666" style:font-name="Calibri" fo:font-size="8pt" officeooo:paragraph-rsid="0119955a" style:font-size-asian="8pt" style:font-size-complex="8pt"/>
    </style:style>
    <style:style style:name="P71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73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7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e96dd4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loext:graphic-properties draw:fill="solid" draw:fill-color="#fff5f0" draw:opacity="100%"/>
      <style:paragraph-properties fo:background-color="#fff5f0" fo:padding="0.049cm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79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80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style="normal" fo:font-weight="bold" officeooo:rsid="009a16d3" officeooo:paragraph-rsid="01e64fec" style:font-size-asian="10.5pt" style:font-style-asian="normal" style:font-weight-asian="bold" style:font-size-complex="10.5pt" style:font-style-complex="normal" style:font-weight-complex="bold"/>
    </style:style>
    <style:style style:name="P81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391b3d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83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1391b3d" style:font-size-asian="8pt" style:font-style-asian="italic" style:font-weight-asian="normal" style:font-size-complex="8pt" style:font-style-complex="italic" style:font-weight-complex="normal"/>
    </style:style>
    <style:style style:name="P84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9pt" fo:font-style="italic" officeooo:paragraph-rsid="01391b3d" style:font-size-asian="9pt" style:font-style-asian="italic" style:font-size-complex="9pt" style:font-style-complex="italic"/>
    </style:style>
    <style:style style:name="P85" style:family="paragraph" style:parent-style-name="Table_20_Contents">
      <loext:graphic-properties draw:fill="none" draw:fill-color="#ffff99" draw:opacity="100%" draw:fill-image-width="0cm" draw:fill-image-height="0cm"/>
      <style:paragraph-properties fo:text-align="start" style:justify-single-word="false" fo:background-color="transparent" fo:padding="0cm" fo:border="none" style:shadow="none">
        <style:tab-stops/>
      </style:paragraph-properties>
      <style:text-properties style:font-name="Calibri" fo:font-size="10pt" fo:font-style="normal" fo:font-weight="normal" officeooo:rsid="003f7786" officeooo:paragraph-rsid="01d76305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officeooo:paragraph-rsid="0186ea4d" style:font-size-asian="10pt" style:font-size-complex="10pt"/>
    </style:style>
    <style:style style:name="P88" style:family="paragraph" style:parent-style-name="Text_20_body">
      <style:text-properties style:font-name="Calibri" officeooo:paragraph-rsid="00f867dd"/>
    </style:style>
    <style:style style:name="P89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fo:font-size="7pt" fo:font-weight="bold" officeooo:paragraph-rsid="01b6ec6e" style:font-size-asian="7pt" style:font-weight-asian="bold" style:font-size-complex="7pt" style:font-weight-complex="bold"/>
    </style:style>
    <style:style style:name="P90" style:family="paragraph" style:parent-style-name="Standard">
      <loext:graphic-properties draw:fill="none" draw:fill-color="#ffff99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transparent" fo:padding="0cm" fo:border="none" style:shadow="none">
        <style:tab-stops/>
      </style:paragraph-properties>
      <style:text-properties style:font-name="Calibri" fo:font-size="7pt" fo:font-weight="normal" officeooo:rsid="01bdea39" officeooo:paragraph-rsid="01bc7c0b" style:font-size-asian="7pt" style:font-weight-asian="normal" style:font-size-complex="7pt" style:font-weight-complex="normal"/>
    </style:style>
    <style:style style:name="P91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style:font-name="Calibri" fo:font-size="10pt" fo:font-style="normal" fo:font-weight="bold" officeooo:rsid="01bdea39" officeooo:paragraph-rsid="01bea65c" style:font-size-asian="10pt" style:font-style-asian="normal" style:font-weight-asian="bold" style:font-size-complex="10pt" style:font-style-complex="normal" style:font-weight-complex="bold"/>
    </style:style>
    <style:style style:name="P92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cm" draw:fill-image-height="0cm"/>
      <style:paragraph-properties fo:margin-left="0.199cm" fo:margin-right="0cm" fo:text-align="start" style:justify-single-word="false" fo:text-indent="0cm" style:auto-text-indent="false" fo:background-color="#ccffcc" fo:padding="0cm" fo:border="none" style:shadow="none">
        <style:tab-stops/>
      </style:paragraph-properties>
      <style:text-properties style:font-name="Calibri" fo:font-size="10pt" fo:font-style="normal" fo:font-weight="bold" officeooo:rsid="003f7786" officeooo:paragraph-rsid="01bea65c" style:font-size-asian="10pt" style:font-style-asian="normal" style:font-weight-asian="bold" style:font-size-complex="10pt" style:font-style-complex="normal" style:font-weight-complex="bold"/>
    </style:style>
    <style:style style:name="P93" style:family="paragraph" style:parent-style-name="Table_20_Contents">
      <style:paragraph-properties fo:text-align="start" style:justify-single-word="false"/>
      <style:text-properties style:font-name="Calibri" fo:font-size="6pt" fo:font-style="normal" fo:font-weight="normal" officeooo:rsid="01da6982" officeooo:paragraph-rsid="01da6982" style:font-size-asian="6pt" style:font-style-asian="normal" style:font-weight-asian="normal" style:font-size-complex="6pt" style:font-style-complex="normal" style:font-weight-complex="normal"/>
    </style:style>
    <style:style style:name="P94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0f5b1f6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Table_20_Contents">
      <style:paragraph-properties fo:text-align="start" style:justify-single-word="false" fo:padding="0cm" fo:border="none" style:shadow="none"/>
      <style:text-properties style:font-name="Calibri" fo:font-size="10pt" fo:font-style="normal" fo:font-weight="normal" officeooo:rsid="01e97c6e" officeooo:paragraph-rsid="01e71b23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Table_20_Contents">
      <loext:graphic-properties draw:fill="solid" draw:fill-color="#ffff99" draw:opacity="100%"/>
      <style:paragraph-properties fo:text-align="start" style:justify-single-word="false" fo:background-color="#ffff99" fo:padding="0.049cm" fo:border="0.06pt solid #ff3366" style:shadow="none">
        <style:tab-stops/>
      </style:paragraph-properties>
      <style:text-properties style:font-name="Calibri" fo:font-size="10pt" fo:font-weight="normal" officeooo:paragraph-rsid="02035d0a" style:font-size-asian="10pt" style:font-weight-asian="normal" style:font-size-complex="10pt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24431ff" style:font-size-asian="10pt" style:font-weight-asian="normal" style:font-size-complex="10pt" style:font-weight-complex="normal"/>
    </style:style>
    <style:style style:name="T7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8" style:family="text">
      <style:text-properties fo:font-size="8pt" style:text-underline-style="none" fo:font-weight="normal" officeooo:rsid="013ca303" style:font-size-asian="8pt" style:font-weight-asian="normal" style:font-size-complex="8pt" style:font-weight-complex="normal"/>
    </style:style>
    <style:style style:name="T9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10" style:family="text">
      <style:text-properties style:font-name="Calibri"/>
    </style:style>
    <style:style style:name="T11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Calibri" officeooo:rsid="01bdea39"/>
    </style:style>
    <style:style style:name="T15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7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8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9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21" style:family="text">
      <style:text-properties fo:font-style="normal" officeooo:rsid="0207eb92" style:font-style-asian="normal" style:font-style-complex="normal"/>
    </style:style>
    <style:style style:name="T22" style:family="text">
      <style:text-properties fo:font-style="normal" officeooo:rsid="003f7786" style:font-style-asian="normal" style:font-style-complex="normal"/>
    </style:style>
    <style:style style:name="T23" style:family="text">
      <style:text-properties officeooo:rsid="01197522"/>
    </style:style>
    <style:style style:name="T24" style:family="text">
      <style:text-properties fo:font-size="10.5pt" fo:font-weight="bold" style:font-size-asian="10.5pt" style:font-weight-asian="bold" style:font-size-complex="10.5pt" style:font-weight-complex="bold"/>
    </style:style>
    <style:style style:name="T25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6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7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8" style:family="text">
      <style:text-properties officeooo:rsid="00f4b71e"/>
    </style:style>
    <style:style style:name="T29" style:family="text">
      <style:text-properties officeooo:rsid="01a9e8de"/>
    </style:style>
    <style:style style:name="T30" style:family="text">
      <style:text-properties officeooo:rsid="0207eb92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8"><text:span text:style-name="T20"><text:text-input text:description="&lt;company.name&gt;">Company Name</text:text-input></text:span><text:span text:style-name="T11"><text:line-break/></text:span><text:span text:style-name="T13"><text:text-input text:description="&lt;company.street&gt;">Street</text:text-input></text:span><text:span text:style-name="T13"> </text:span><text:span text:style-name="T13"><text:text-input text:description="&lt;company.street2&gt;">street2</text:text-input></text:span><text:span text:style-name="T13"><text:line-break/></text:span><text:span text:style-name="T13"><text:text-input text:description="&lt;company.zip&gt;">Zip</text:text-input></text:span><text:span text:style-name="T13"> </text:span><text:span text:style-name="T13"><text:text-input text:description="&lt;company.city&gt;">City</text:text-input></text:span><text:span text:style-name="T13"> </text:span><text:span text:style-name="T13"><text:text-input text:description="&lt;company.country_id.name&gt;">Country</text:text-input></text:span><text:span text:style-name="T12"><text:line-break/></text:span><text:span text:style-name="T12"><text:text-input text:description="&lt;(company.phone and 'Tél.:           ' or '') + (company.phone and company.phone or '')&gt;">Phone</text:text-input></text:span><text:span text:style-name="T12"><text:line-break/></text:span><text:span text:style-name="T12"><text:text-input text:description="&lt;(company.fax and 'Fax:             ' or '') + (company.fax and company.fax or '')&gt;">Fax</text:text-input></text:span><text:span text:style-name="T12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71"><draw:frame draw:style-name="fr1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93"><text:text-input text:description="&lt;set('partner', o.partner_id or (o.move_lines and o.move_lines[0].partner_id) or False)&gt;">Set t.partner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7"><text:span text:style-name="T19"><text:text-input text:description="&lt;if test=&quot;o.picking_type_id.code == 'outgoing' &quot;&gt;">If</text:text-input></text:span><text:span text:style-name="T19"><text:s/></text:span></text:p>
            <text:p text:style-name="P22"><text:text-input text:description="&lt;if test=&quot;t.partner&quot;&gt;">If</text:text-input><text:s/></text:p>
            <text:p text:style-name="P14">Adresse de <text:span text:style-name="T28">facturation</text:span>:</text:p>
            <text:p text:style-name="P15"><text:span text:style-name="T6"><text:text-input text:description="&lt; format_address(t.partner) &gt;">format_address</text:text-input></text:span><text:span text:style-name="T5"> </text:span></text:p>
            <text:p text:style-name="P23"><text:text-input text:description="&lt;/if&gt;">Endif</text:text-input></text:p>
            <text:p text:style-name="P86"><text:text-input text:description="&lt;/if&gt;">Endif</text:text-input></text:p>
          </table:table-cell>
          <table:table-cell table:style-name="Table1.B1" office:value-type="string">
            <text:p text:style-name="P76"><text:text-input text:description="&lt;if test=&quot;t.partner&quot;&gt;">If</text:text-input></text:p>
            <text:p text:style-name="P74"><text:text-input text:description="&lt;if test=&quot;o.picking_type_id.code in ('internal', 'outgoing')&quot;&gt;">If</text:text-input></text:p>
            <text:p text:style-name="P78">Adresse de livraison:</text:p>
            <text:p text:style-name="P75"><text:text-input text:description="&lt;/if&gt;">Endif</text:text-input></text:p>
            <text:p text:style-name="P75"><text:text-input text:description="&lt;if test=&quot;o.picking_type_id.code == 'incoming' &quot;&gt;">If</text:text-input></text:p>
            <text:p text:style-name="P79">Adresse de <text:span text:style-name="T29">l'expéditeur</text:span>:</text:p>
            <text:p text:style-name="P75"><text:text-input text:description="&lt;/if&gt;">Endif</text:text-input></text:p>
            <text:p text:style-name="P80"><text:span text:style-name="T6"><text:text-input text:description="&lt; format_address(t.partner) &gt;">format_address</text:text-input></text:span><text:span text:style-name="T5"> </text:span></text:p>
            <text:p text:style-name="P77"><text:text-input text:description="&lt;/if&gt;">Endif</text:text-input></text:p>
          </table:table-cell>
        </table:table-row>
      </table:table>
      <text:p text:style-name="P72"/>
      <text:p text:style-name="P94"><text:text-input text:description="&lt;if test=&quot;o.picking_type_id.code == 'outgoing' &quot;&gt;">If</text:text-input></text:p>
      <text:p text:style-name="P59"><text:span text:style-name="T16">Bon de livraison </text:span><text:span text:style-name="T15"><text:text-input text:description="&lt;o.name&gt;">No</text:text-input></text:span></text:p>
      <text:p text:style-name="P24"><text:text-input text:description="&lt;/if&gt;">Endif</text:text-input></text:p>
      <text:p text:style-name="P94"><text:text-input text:description="&lt;if test=&quot;o.picking_type_id.code == 'internal' &quot;&gt;">If</text:text-input></text:p>
      <text:p text:style-name="P60"><text:span text:style-name="T16">Bon de </text:span><text:span text:style-name="T17">préparation</text:span><text:span text:style-name="T16"> </text:span><text:span text:style-name="T15"><text:text-input text:description="&lt;o.name&gt;">No</text:text-input></text:span></text:p>
      <text:p text:style-name="P25"><text:text-input text:description="&lt;/if&gt;">Endif</text:text-input></text:p>
      <text:p text:style-name="P95"><text:text-input text:description="&lt;if test=&quot;o.picking_type_id.code == 'incoming' &quot;&gt;">If</text:text-input></text:p>
      <text:p text:style-name="P61"><text:span text:style-name="T16">Bon de </text:span><text:span text:style-name="T18">réception</text:span><text:span text:style-name="T16"> </text:span><text:span text:style-name="T15"><text:text-input text:description="&lt;o.name&gt;">No</text:text-input></text:span></text:p>
      <text:p text:style-name="P25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8">Date</text:p>
            </table:table-cell>
            <table:table-cell table:style-name="Tableau4.A1" office:value-type="string">
              <text:p text:style-name="P26"><text:text-input text:description="&lt;if test=&quot;o.picking_type_id.code in ('incoming', 'outgoing')&quot;&gt;">If</text:text-input></text:p>
              <text:p text:style-name="P67"><text:span text:style-name="T27">C</text:span><text:span text:style-name="T26">ommande</text:span></text:p>
              <text:p text:style-name="P26"><text:text-input text:description="&lt;/if&gt;">Endif</text:text-input></text:p>
              <text:p text:style-name="P31"><text:text-input text:description="&lt;if test=&quot;o.picking_type_id.code in ('internal', 'mrp_operation')&quot;&gt;">If</text:text-input></text:p>
              <text:p text:style-name="P13">Production</text:p>
              <text:p text:style-name="P27"><text:text-input text:description="&lt;/if&gt;">Endif</text:text-input></text:p>
            </table:table-cell>
            <table:table-cell table:style-name="Tableau4.A1" office:value-type="string">
              <text:p text:style-name="P26"><text:text-input text:description="&lt;if test=&quot;o.picking_type_id.code in ('outgoing')&quot;&gt;">If</text:text-input></text:p>
              <text:p text:style-name="P56"><text:span text:style-name="T25">P</text:span><text:span text:style-name="T24">réparateur</text:span></text:p>
              <text:p text:style-name="P26"><text:text-input text:description="&lt;/if&gt;">Endif</text:text-input></text:p>
              <text:p text:style-name="P26"><text:text-input text:description="&lt;if test=&quot;o.picking_type_id.code in ('internal', 'incoming')&quot;&gt;">If</text:text-input></text:p>
              <text:p text:style-name="P11">Demandeur</text:p>
              <text:p text:style-name="P26"><text:text-input text:description="&lt;/if&gt;">Endif</text:text-input></text:p>
            </table:table-cell>
            <table:table-cell table:style-name="Tableau4.D1" office:value-type="string">
              <text:p text:style-name="P69">Reliquat</text:p>
            </table:table-cell>
          </table:table-row>
        </table:table-header-rows>
        <table:table-row table:style-name="Tableau4.2">
          <table:table-cell table:style-name="Tableau4.A2" office:value-type="string">
            <text:p text:style-name="P17"><text:text-input text:description="&lt;if test=&quot;o.date_done&quot;&gt;">If</text:text-input></text:p>
            <text:p text:style-name="P50"><text:text-input text:description="&lt;formatLang(o.date_done,date = True)&gt;">Date</text:text-input></text:p>
            <text:p text:style-name="P17"><text:text-input text:description="&lt;/if&gt;">Endif</text:text-input></text:p>
            <text:p text:style-name="P17"><text:text-input text:description="&lt;if test=&quot;not o.date_done&quot;&gt;">If</text:text-input></text:p>
            <text:p text:style-name="P39"><text:text-input text:description="&lt;formatLang(o.scheduled_date,date = True)&gt;">Date</text:text-input></text:p>
            <text:p text:style-name="P44"><text:text-input text:description="&lt;/if&gt;">Endif</text:text-input></text:p>
          </table:table-cell>
          <table:table-cell table:style-name="Tableau4.A2" office:value-type="string">
            <text:p text:style-name="P26"><text:text-input text:description="&lt;if test=&quot;o.purchase_id&quot;&gt;">If</text:text-input></text:p>
            <text:p text:style-name="P40"><text:text-input text:description="&lt;o.purchase_id.name or ''&gt;">Purchase name</text:text-input></text:p>
            <text:p text:style-name="P45"><text:text-input text:description="&lt;/if&gt;">Endif</text:text-input></text:p>
            <text:p text:style-name="P28"><text:text-input text:description="&lt;if test=&quot;o.sale_id&quot;&gt;">If</text:text-input></text:p>
            <text:p text:style-name="P42"><text:text-input text:description="&lt;o.sale_id.name or ''&gt;">Sale name</text:text-input><text:s/></text:p>
            <text:p text:style-name="P46"><text:text-input text:description="&lt;/if&gt;">Endif</text:text-input></text:p>
            <text:p text:style-name="P32"><text:text-input text:description="&lt;if test=&quot;o.picking_type_id.code in ('internal', 'mrp_operation')&quot;&gt;">If</text:text-input></text:p>
            <text:p text:style-name="P41">get_production_order</text:p>
            <text:p text:style-name="P46"><text:text-input text:description="&lt;/if&gt;">Endif</text:text-input></text:p>
          </table:table-cell>
          <table:table-cell table:style-name="Tableau4.A2" office:value-type="string">
            <text:p text:style-name="P33"><text:text-input text:description="&lt;if test=&quot;o.picking_type_id.code in ('outgoing')&quot;&gt;">If</text:text-input></text:p>
            <text:p text:style-name="P55"><text:text-input text:description="&lt;o.write_uid.name or ''&gt;">Last editor</text:text-input></text:p>
            <text:p text:style-name="P26"><text:text-input text:description="&lt;/if&gt;">Endif</text:text-input></text:p>
            <text:p text:style-name="P37"><text:text-input text:description="&lt;if test=&quot;o.picking_type_id.code in ('internal', 'incoming')&quot;&gt;">If</text:text-input></text:p>
            <text:p text:style-name="P55">get_origin_creator</text:p>
            <text:p text:style-name="P26"><text:text-input text:description="&lt;/if&gt;">Endif</text:text-input></text:p>
          </table:table-cell>
          <table:table-cell table:style-name="Tableau4.D2" office:value-type="string">
            <text:p text:style-name="P38"><text:text-input text:description="&lt;o.backorder_id and o.backorder_id.name or '---'&gt;">Reliquat</text:text-input></text:p>
          </table:table-cell>
        </table:table-row>
      </table:table>
      <text:p text:style-name="P20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4"><text:text-input text:description="&lt;if test=&quot;o.picking_type_id.code in ('internal', 'incoming')&quot;&gt;">If</text:text-input></text:p>
              <text:p text:style-name="P12">Origine</text:p>
              <text:p text:style-name="P30"><text:text-input text:description="&lt;/if&gt;">Endif</text:text-input></text:p>
              <text:p text:style-name="P35"><text:text-input text:description="&lt;if test=&quot;o.picking_type_id.code in ('outgoing')&quot;&gt;">If</text:text-input></text:p>
              <text:p text:style-name="P47">Votre référence</text:p>
              <text:p text:style-name="P30"><text:text-input text:description="&lt;/if&gt;">Endif</text:text-input></text:p>
            </table:table-cell>
            <table:table-cell table:style-name="Tableau5.A1" office:value-type="string">
              <text:p text:style-name="P10">Type</text:p>
            </table:table-cell>
            <table:table-cell table:style-name="Tableau5.C1" office:value-type="string">
              <text:p text:style-name="P9">État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36"><text:text-input text:description="&lt;if test=&quot;o.picking_type_id.code in ('internal', 'incoming')&quot;&gt;">If</text:text-input></text:p>
            <text:p text:style-name="P53"><text:text-input text:description="&lt;(o.origin) or ''&gt;">Origine</text:text-input></text:p>
            <text:p text:style-name="P29"><text:text-input text:description="&lt;/if&gt;">Endif</text:text-input></text:p>
            <text:p text:style-name="P36"><text:text-input text:description="&lt;if test=&quot;o.picking_type_id.code in ('outgoing')&quot;&gt;">If</text:text-input></text:p>
            <text:p text:style-name="P43"><text:text-input text:description="&lt;o.sale_id.client_order_ref or ''&gt;">Client ref</text:text-input></text:p>
            <text:p text:style-name="P29"><text:text-input text:description="&lt;/if&gt;">Endif</text:text-input></text:p>
          </table:table-cell>
          <table:table-cell table:style-name="Tableau5.A2" office:value-type="string">
            <text:p text:style-name="P57"><text:text-input text:description="&lt;get_selection_value('stock.picking.type', 'code', o.picking_type_id.code)&gt;">State</text:text-input></text:p>
          </table:table-cell>
          <table:table-cell table:style-name="Tableau5.C2" office:value-type="string">
            <text:p text:style-name="P54"><text:text-input text:description="&lt;get_selection_value('stock.picking', 'state', o.state)&gt;">State</text:text-input></text:p>
          </table:table-cell>
        </table:table-row>
      </table:table>
      <text:p text:style-name="P21"><text:text-input text:description="&lt;if test=&quot;'message' in data&quot;&gt;">If</text:text-input></text:p>
      <text:p text:style-name="P21"><text:soft-page-break/></text:p>
      <text:p text:style-name="P96"><text:span text:style-name="T21"><text:text-input text:description="&lt;format(data.message)&gt;">Message</text:text-input></text:span><text:span text:style-name="T22"/></text:p>
      <text:p text:style-name="P21"><text:text-input text:description="&lt;/if&gt;">Endif</text:text-input></text:p>
      <text:p text:style-name="P19"><text:text-input text:description="&lt;if test=&quot;o.note&quot;&gt;">If</text:text-input></text:p>
      <text:p text:style-name="P16"/>
      <text:p text:style-name="P73"><text:span text:style-name="T3"><text:text-input text:description="&lt;format(o.note or '')&gt;">Notes</text:text-input></text:span><text:s/></text:p>
      <text:p text:style-name="P16"><text:text-input text:description="&lt;/if&gt;">Endif</text:text-input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5">Description </text:p>
            </table:table-cell>
            <table:table-cell table:style-name="Tableau2.A1" office:value-type="string">
              <text:p text:style-name="P6"><text:s/><text:span text:style-name="T23">Qté</text:span></text:p>
            </table:table-cell>
            <table:table-cell table:style-name="Tableau2.A1" office:value-type="string">
              <text:p text:style-name="P7">Date</text:p>
            </table:table-cell>
            <table:table-cell table:style-name="Tableau2.D1" table:number-columns-spanned="2" office:value-type="string">
              <text:p text:style-name="P4">Emplacement</text:p>
            </table:table-cell>
            <table:covered-table-cell/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49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rows-spanned="4" office:value-type="string">
            <text:p text:style-name="P58"><text:text-input text:description="&lt;line.product_id.default_code&gt;">Supplier code</text:text-input></text:p>
            <text:p text:style-name="P82"><text:text-input text:description="&lt;line.product_id.name&gt;">Supplier name</text:text-input></text:p>
            <text:p text:style-name="P81"><text:text-input text:description="&lt;if test=&quot;line.name&quot;&gt;">If</text:text-input></text:p>
            <text:p text:style-name="P84"><text:span text:style-name="T8">Ligne</text:span><text:span text:style-name="T7">: </text:span><text:span text:style-name="T9"><text:text-input text:description="&lt;line.name or ''&gt;">Notes</text:text-input></text:span></text:p>
            <text:p text:style-name="P83"><text:text-input text:description="&lt;/if&gt;">Endif</text:text-input></text:p>
          </table:table-cell>
          <table:table-cell table:style-name="Tableau2.B3" table:number-rows-spanned="4" office:value-type="string">
            <text:p text:style-name="P48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B3" table:number-rows-spanned="4" office:value-type="string">
            <text:p text:style-name="P18"><text:text-input text:description="&lt;if test=&quot;line.state =='done'&quot;&gt;">If</text:text-input></text:p>
            <text:p text:style-name="P51"><text:text-input text:description="&lt;formatLang(line.date,date = True)&gt;">Date</text:text-input></text:p>
            <text:p text:style-name="P18"><text:text-input text:description="&lt;/if&gt;">Endif</text:text-input></text:p>
            <text:p text:style-name="P18"><text:text-input text:description="&lt;if test=&quot;line.state != 'done'&quot;&gt;">If</text:text-input></text:p>
            <text:p text:style-name="P52"><text:text-input text:description="&lt;formatLang(line.date_expected,date = True)&gt;">Date expected</text:text-input></text:p>
            <text:p text:style-name="P18"><text:text-input text:description="&lt;/if&gt;">Endif</text:text-input></text:p>
          </table:table-cell>
          <table:table-cell table:style-name="Tableau2.B3" office:value-type="string">
            <text:p text:style-name="P63">État</text:p>
          </table:table-cell>
          <table:table-cell table:style-name="Tableau2.E3" office:value-type="string">
            <text:p text:style-name="P65"><text:text-input text:description="&lt;get_selection_value('stock.move', 'state', line.state)&gt;">State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string">
            <text:p text:style-name="P64">Origine</text:p>
          </table:table-cell>
          <table:table-cell table:style-name="Tableau2.E3" office:value-type="string">
            <text:p text:style-name="P66">&lt;line.move_origin or '---'&gt;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string">
            <text:p text:style-name="P62">Source</text:p>
          </table:table-cell>
          <table:table-cell table:style-name="Tableau2.E3" office:value-type="string">
            <text:p text:style-name="P70"><text:text-input text:description="&lt;line.location_id.name&gt;">Source location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string">
            <text:p text:style-name="P62">Destination</text:p>
          </table:table-cell>
          <table:table-cell table:style-name="Tableau2.E3" office:value-type="string">
            <text:p text:style-name="P70"><text:text-input text:description="&lt;line.location_dest_id.name&gt;">Destination location</text:text-input></text:p>
          </table:table-cell>
        </table:table-row>
        <table:table-row table:style-name="Tableau2.3">
          <table:table-cell table:style-name="Tableau2.A7" table:number-columns-spanned="5" office:value-type="string">
            <text:p text:style-name="P85"><text:text-input text:description="&lt;if test=&quot;line.sale_line_id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8" table:number-columns-spanned="5" office:value-type="string">
            <text:p text:style-name="P91"><text:text-input text:description="&lt;if test=&quot;line.sale_line_id.pack_parent_line_id&quot;&gt;">If</text:text-input></text:p>
            <text:p text:style-name="P89"><text:span text:style-name="T14"><text:text-input text:description="&lt;line.sale_line_id.pack_parent_line_id.name&gt;">Pack parent line sale name</text:text-input></text:span><text:span text:style-name="T10"><text:s/></text:span></text:p>
            <text:p text:style-name="P92"><text:text-input text:description="&lt;/if&gt;">Endif</text:text-input></text:p>
            <text:p text:style-name="P90"><text:text-input text:description="&lt;line.sale_line_id.name&gt;">Sale line nam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9" table:number-columns-spanned="5" office:value-type="string">
            <text:p text:style-name="P85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10" table:number-columns-spanned="5" office:value-type="string">
            <text:p text:style-name="P49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102cm" draw:rotation="0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1d898f9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fba777" style:font-size-asian="8pt" style:font-weight-asian="normal" style:font-size-complex="8pt" style:font-weight-complex="normal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0</text:page-number></text:span><text:span text:style-name="MT1"><text:s/>sur </text:span><text:span text:style-name="MT1"><text:page-count>2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0-07-01T12:06:11.385000000</dc:date>
    <meta:editing-duration>P1DT5H41M38S</meta:editing-duration>
    <meta:editing-cycles>668</meta:editing-cycles>
    <meta:generator>LibreOffice/6.4.4.2$Windows_X86_64 LibreOffice_project/3d775be2011f3886db32dfd395a6a6d1ca2630ff</meta:generator>
    <meta:document-statistic meta:table-count="5" meta:image-count="0" meta:object-count="0" meta:page-count="2" meta:paragraph-count="121" meta:word-count="388" meta:character-count="1197" meta:non-whitespace-character-count="1128"/>
    <meta:user-defined meta:name="Info 1"/>
    <meta:user-defined meta:name="Info 2"/>
    <meta:user-defined meta:name="Info 3"/>
    <meta:user-defined meta:name="Info 4"/>
  </office:meta>
</office:document-meta>
</file>